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ClassLoader.forceLoadSystemClass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tClassLoader.getResourceAsStream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ntClassLoader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ClassLoader.addSystemPackageRoot( String packageRoo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lassLoader.addPathElement( String path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tClassLoader.isInPath( File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Enumeration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ClassLoader.definePackage( File container ,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ntClassLoader.task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ClassLoader.loadClass( String classname , boolean resolv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ntClassLoader.task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ClassLoader.getClassFile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lassLoader.getResource( String nam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ntClassLoader.isParentFirst( String resourc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ntClassLoader.getClassFromStream( InputStream stream , String classname , File contai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tClassLoader.getClass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tClassLoader.clean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tClassLoader.AntClassLoader( Project project , Path classpath , boolean parent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lassLoader.build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lassLoader.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ClassLoader.findClassInComponents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ntClassLoader.sub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Enumeration.findNextResour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tClassLoader.An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lassLoader.defineClassFromData( File container , byte [ ] classData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ClassLoa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lassLoader.loadBaseResourc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lassLoader.setProject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ClassLoader.initializeClass( Class the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tClassLoader.getJarManifest( File contai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tClassLoader.messageLogg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ClassLoader.findClas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ClassLoader.loadResourc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tClassLoader.forceLoadClass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tClassLoader.addLoaderPackageRoot( String packageRoo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lassLoader.setParentFirst( boolean parent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lassLoader.setIsolated( boolean isol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lassLoader.getResourceURL( File file , String resource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ntClassLoader.definePackage( File container , String packageName , Manifest manifes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AntClassLoader.setThreadContextLoad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tClassLoader.log( String message , int prior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ClassLoader.findResources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ntClassLoader.findBaseClas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lassLoader.setParent( ClassLoader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lassLoader.AntClassLoader( ClassLoader parent , Project project , Path classpath , boolean parentFir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tClassLoader.AntClassLoader( ClassLoader parent , Project project ,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ClassLoader.resetThreadContext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ClassLoader.setClassPath( Path class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Enumeration.ResourceEnumer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ClassLoader.getRoot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ClassLoader.subBuildFinished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ClassLoader.getResourceStream( File file , String resource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ntClassLoader.addJavaLibra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tClassLoader.AntClassLoader( ClassLoader parent , boolean parent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ClassLoader.AntClassLoader( Project project ,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ClassLoader.addPathComponent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ClassLoader.addPathFile( File pathCompon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Resource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lassLoader.target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